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22E000001C50CA1C790408AEE08.png" manifest:media-type="image/png"/>
  <manifest:file-entry manifest:full-path="Pictures/1000020100000236000001C4C0558A9F97195F1D.png" manifest:media-type="image/png"/>
  <manifest:file-entry manifest:full-path="Pictures/100002010000022E000001CB03A36B798D57C49A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05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3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77cm"/>
    </style:style>
    <style:style style:name="gr5" style:family="graphic" style:parent-style-name="standard">
      <style:graphic-properties draw:stroke="none" svg:stroke-color="#000000" draw:fill="none" draw:fill-color="#ffffff" fo:min-height="0.776cm"/>
    </style:style>
    <style:style style:name="gr6" style:family="graphic" style:parent-style-name="standard">
      <style:graphic-properties svg:stroke-width="0.051cm" svg:stroke-color="#1b1b1b" draw:marker-start-width="0.355cm" draw:marker-end-width="0.355cm" draw:fill="solid" draw:fill-color="#ffffff" draw:textarea-horizontal-align="justify" draw:textarea-vertical-align="middle" draw:auto-grow-height="false" fo:min-height="3.12cm" fo:min-width="3.396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1b1b1b" draw:marker-start-width="0.355cm" draw:marker-end-width="0.355cm" draw:textarea-horizontal-align="justify" draw:textarea-vertical-align="middle" draw:auto-grow-height="false" fo:min-height="3.646cm" fo:min-width="3.923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1b1b1b" draw:marker-start-width="0.355cm" draw:marker-end-width="0.355cm" draw:textarea-horizontal-align="justify" draw:textarea-vertical-align="middle" draw:auto-grow-height="false" fo:min-height="2.725cm" fo:min-width="3.002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1b1b1b" draw:marker-start-width="0.355cm" draw:marker-end-width="0.355cm" draw:textarea-horizontal-align="justify" draw:textarea-vertical-align="middle" draw:auto-grow-height="false" fo:min-height="2.725cm" fo:min-width="2.34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1b1b1b" draw:marker-start-width="0.355cm" draw:marker-end-width="0.355cm" draw:fill="solid" draw:fill-color="#ffffff" draw:textarea-horizontal-align="justify" draw:textarea-vertical-align="middle" draw:auto-grow-height="false" fo:min-height="1.542cm" fo:min-width="1.555cm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3.062cm"/>
    </style:style>
    <style:style style:name="gr14" style:family="graphic" style:parent-style-name="standard">
      <style:graphic-properties draw:stroke="none" draw:fill="none" fo:min-height="1.537cm"/>
    </style:style>
    <style:style style:name="gr15" style:family="graphic" style:parent-style-name="standard">
      <style:graphic-properties svg:stroke-width="0.152cm" svg:stroke-color="#1b1b1b" draw:marker-start-width="0.659cm" draw:marker-end-width="0.659cm" draw:fill="solid" draw:fill-color="#e9c069" draw:textarea-horizontal-align="justify" draw:textarea-vertical-align="middle" draw:auto-grow-height="false" fo:min-height="2.675cm" fo:min-width="5.713cm" fo:padding-top="0.2cm" fo:padding-bottom="0.2cm" fo:padding-left="0.325cm" fo:padding-right="0.325cm"/>
    </style:style>
    <style:style style:name="gr16" style:family="graphic" style:parent-style-name="standard">
      <style:graphic-properties svg:stroke-width="0.051cm" svg:stroke-color="#1b1b1b" draw:marker-start-width="0.355cm" draw:marker-end-width="0.355cm" draw:fill="solid" draw:fill-color="#ffffff" draw:textarea-horizontal-align="justify" draw:textarea-vertical-align="middle" draw:auto-grow-height="false" fo:min-height="1.541cm" fo:min-width="1.555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1b1b1b" draw:marker-start-width="0.355cm" draw:marker-end-width="0.355cm" draw:textarea-horizontal-align="justify" draw:textarea-vertical-align="middle" draw:auto-grow-height="false" fo:min-height="2.725cm" fo:min-width="3.001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1b1b1b" draw:marker-start-width="0.355cm" draw:marker-end-width="0.355cm" draw:textarea-horizontal-align="justify" draw:textarea-vertical-align="middle" draw:auto-grow-height="false" fo:min-height="2.725cm" fo:min-width="2.343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1b1b1b" draw:marker-start-width="0.355cm" draw:marker-end-width="0.355cm" draw:fill="solid" draw:fill-color="#ffffff" draw:textarea-horizontal-align="justify" draw:textarea-vertical-align="middle" draw:auto-grow-height="false" fo:min-height="1.541cm" fo:min-width="1.554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0.825cm"/>
    </style:style>
    <style:style style:name="gr21" style:family="graphic" style:parent-style-name="standard">
      <style:graphic-properties svg:stroke-width="0.152cm" svg:stroke-color="#1b1b1b" draw:marker-start-width="0.66cm" draw:marker-end-width="0.66cm" draw:fill="solid" draw:fill-color="#df6b76" draw:textarea-horizontal-align="justify" draw:textarea-vertical-align="middle" draw:auto-grow-height="false" fo:min-height="2.492cm" fo:min-width="10.265cm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18pt" style:font-weight-asian="bold" style:font-size-complex="18pt" style:font-weight-complex="600"/>
    </style:style>
    <style:style style:name="P3" style:family="paragraph">
      <loext:graphic-properties draw:fill="solid" draw:fill-color="#ffffff"/>
      <style:paragraph-properties fo:text-align="center"/>
      <style:text-properties style:font-name="DejaVu Sans" fo:font-size="18pt" style:font-size-asian="18pt" style:font-size-complex="18pt"/>
    </style:style>
    <style:style style:name="P4" style:family="paragraph">
      <style:paragraph-properties fo:text-align="center"/>
      <style:text-properties style:font-name="DejaVu Sans" fo:font-size="18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style:font-name="DejaVu Sans" fo:font-size="18pt" style:font-size-asian="18pt" style:font-size-complex="18pt"/>
    </style:style>
    <style:style style:name="P8" style:family="paragraph">
      <loext:graphic-properties draw:fill="solid" draw:fill-color="#e9c069"/>
      <style:paragraph-properties fo:text-align="center"/>
      <style:text-properties style:font-name="DejaVu Sans" fo:font-size="18pt" style:font-size-asian="18pt" style:font-size-complex="18pt"/>
    </style:style>
    <style:style style:name="P9" style:family="paragraph">
      <loext:graphic-properties draw:fill="solid" draw:fill-color="#df6b76"/>
      <style:paragraph-properties fo:text-align="center"/>
    </style:style>
    <style:style style:name="P10" style:family="paragraph">
      <style:paragraph-properties fo:text-align="center"/>
      <style:text-properties style:font-name="DejaVu Sans" fo:font-size="26pt" style:font-size-asian="18pt" style:font-size-complex="18pt"/>
    </style:style>
    <style:style style:name="P11" style:family="paragraph">
      <loext:graphic-properties draw:fill="none" draw:fill-color="#ffffff"/>
    </style:style>
    <style:style style:name="T1" style:family="text">
      <style:text-properties fo:font-size="20pt" fo:font-weight="bold" style:font-size-asian="18pt" style:font-weight-asian="bold" style:font-size-complex="18pt" style:font-weight-complex="600"/>
    </style:style>
    <style:style style:name="T2" style:family="text">
      <style:text-properties style:font-name="DejaVu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39cm" svg:height="11.131cm" svg:x="28.051cm" svg:y="10.144cm">
          <draw:image xlink:href="Pictures/1000020100000236000001C4C0558A9F97195F1D.png" xlink:type="simple" xlink:show="embed" xlink:actuate="onLoad">
            <text:p/>
          </draw:image>
        </draw:frame>
        <draw:frame draw:style-name="gr2" draw:text-style-name="P1" draw:layer="layout" svg:width="13.874cm" svg:height="11.282cm" svg:x="1.045cm" svg:y="10.037cm">
          <draw:image xlink:href="Pictures/100002010000022E000001CB03A36B798D57C49A.png" xlink:type="simple" xlink:show="embed" xlink:actuate="onLoad">
            <text:p/>
          </draw:image>
        </draw:frame>
        <draw:frame draw:style-name="gr3" draw:text-style-name="P1" draw:layer="layout" svg:width="13.656cm" svg:height="11.18cm" svg:x="14.521cm" svg:y="10.14cm">
          <draw:image xlink:href="Pictures/100002010000022E000001C50CA1C790408AEE08.png" xlink:type="simple" xlink:show="embed" xlink:actuate="onLoad">
            <text:p/>
          </draw:image>
        </draw:frame>
        <draw:frame draw:style-name="gr4" draw:text-style-name="P2" draw:layer="layout" svg:width="1.392cm" svg:height="1.038cm" svg:x="2.139cm" svg:y="9.825cm">
          <draw:text-box>
            <text:p><text:span text:style-name="T1">b)</text:span></text:p>
          </draw:text-box>
        </draw:frame>
        <draw:frame draw:style-name="gr4" draw:text-style-name="P2" draw:layer="layout" svg:width="1.392cm" svg:height="1.038cm" svg:x="15.678cm" svg:y="9.867cm">
          <draw:text-box>
            <text:p><text:span text:style-name="T1">c)</text:span></text:p>
          </draw:text-box>
        </draw:frame>
        <draw:frame draw:style-name="gr5" draw:text-style-name="P2" draw:layer="layout" svg:width="1.391cm" svg:height="1.038cm" svg:x="29.218cm" svg:y="9.889cm">
          <draw:text-box>
            <text:p><text:span text:style-name="T1">d)</text:span></text:p>
          </draw:text-box>
        </draw:frame>
        <draw:custom-shape draw:style-name="gr6" draw:text-style-name="P3" draw:layer="layout" svg:width="3.946cm" svg:height="3.42cm" svg:x="3.336cm" svg:y="3.617cm">
          <text:p text:style-name="P1"><text:span text:style-name="T2">Magn.</text:span></text:p>
          <text:p text:style-name="P1"><text:span text:style-name="T2">Profile </text:span></text:p>
          <text:p text:style-name="P1"><text:span text:style-name="T2">Parame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7" draw:text-style-name="P4" draw:layer="layout" svg:width="4.473cm" svg:height="3.946cm" svg:x="8.597cm" svg:y="3.354cm">
            <text:p text:style-name="P1"><text:span text:style-name="T2">Conventional</text:span></text:p>
            <text:p text:style-name="P1"><text:span text:style-name="T2"/></text:p>
            <text:p text:style-name="P1"><text:span text:style-name="T2"/></text:p>
            <text:p text:style-name="P1"><text:span text:style-name="T2">Desig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8" draw:text-style-name="P5" draw:layer="layout" svg:width="2.769cm" svg:height="1.115cm" svg:x="9.518cm" svg:y="4.66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line draw:style-name="gr9" draw:text-style-name="P6" draw:layer="layout" svg:x1="7.282cm" svg:y1="5.327cm" svg:x2="8.597cm" svg:y2="5.327cm">
          <text:p/>
        </draw:line>
        <draw:g>
          <draw:custom-shape draw:style-name="gr10" draw:text-style-name="P1" draw:layer="layout" svg:width="3.552cm" svg:height="3.025cm" svg:x="29.906cm" svg:y="1.907cm">
            <text:p text:style-name="P1"><text:span text:style-name="T2">Design</text:span>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8" draw:text-style-name="P5" draw:layer="layout" svg:width="2.778cm" svg:height="1.114cm" svg:x="30.169cm" svg:y="3.22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custom-shape draw:style-name="gr11" draw:text-style-name="P4" draw:layer="layout" svg:width="2.894cm" svg:height="3.025cm" svg:x="34.51cm" svg:y="1.907cm">
          <text:p text:style-name="P1"><text:span text:style-name="T2">Inverse</text:span></text:p>
          <text:p text:style-name="P1"><text:span text:style-name="T2">SL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105cm" svg:height="1.842cm" svg:x="38.456cm" svg:y="2.433cm">
          <text:p text:style-name="P1"><text:span text:style-name="T2">R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13.07cm" svg:y1="5.064cm" svg:x2="17.805cm" svg:y2="3.354cm">
          <text:p/>
        </draw:line>
        <draw:frame draw:style-name="gr13" draw:text-style-name="P7" draw:layer="layout" svg:width="5.727cm" svg:height="3.312cm" draw:transform="rotate (0.390430153671131) translate (12.989cm 4.096cm)">
          <draw:text-box>
            <text:p><text:span text:style-name="T2">‘</text:span><text:span text:style-name="T2">st’, </text:span><text:span text:style-name="T2">‘ex, </text:span><text:span text:style-name="T2">‘sat’</text:span></text:p>
          </draw:text-box>
        </draw:frame>
        <draw:frame draw:style-name="gr14" draw:text-style-name="P7" draw:layer="layout" svg:width="3.749cm" svg:height="1.787cm" draw:transform="rotate (-0.389906554895533) translate (14.143cm 4.749cm)">
          <draw:text-box>
            <text:p><text:span text:style-name="T2">‘</text:span><text:span text:style-name="T2">inv’, ’se’</text:span></text:p>
          </draw:text-box>
        </draw:frame>
        <draw:custom-shape draw:style-name="gr15" draw:text-style-name="P8" draw:layer="layout" svg:width="6.313cm" svg:height="3.025cm" svg:x="29.512cm" svg:y="5.722cm">
          <text:p text:style-name="P1"><text:span text:style-name="T2">Iterative</text:span></text:p>
          <text:p text:style-name="P1"><text:span text:style-name="T2">Gradient Descent</text:span></text:p>
          <text:p text:style-name="P1"><text:span text:style-name="T2">Refin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2.105cm" svg:height="1.841cm" svg:x="36.806cm" svg:y="6.248cm">
          <text:p text:style-name="P1"><text:span text:style-name="T2">R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28.722cm" svg:y1="3.486cm" svg:x2="29.906cm" svg:y2="3.486cm">
          <text:p/>
        </draw:line>
        <draw:line draw:style-name="gr9" draw:text-style-name="P6" draw:layer="layout" svg:x1="33.458cm" svg:y1="3.486cm" svg:x2="34.51cm" svg:y2="3.486cm">
          <text:p/>
        </draw:line>
        <draw:line draw:style-name="gr9" draw:text-style-name="P6" draw:layer="layout" svg:x1="37.404cm" svg:y1="3.486cm" svg:x2="38.456cm" svg:y2="3.486cm">
          <text:p/>
        </draw:line>
        <draw:g>
          <draw:custom-shape draw:style-name="gr17" draw:text-style-name="P1" draw:layer="layout" svg:width="3.551cm" svg:height="3.025cm" svg:x="17.805cm" svg:y="5.722cm">
            <text:p text:style-name="P1"><text:span text:style-name="T2">Design</text:span></text:p>
            <text:p text:style-name="P1"/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8" draw:text-style-name="P5" draw:layer="layout" svg:width="2.778cm" svg:height="1.114cm" svg:x="18.068cm" svg:y="7.03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ustom-shape draw:style-name="gr18" draw:text-style-name="P4" draw:layer="layout" svg:width="2.893cm" svg:height="3.025cm" svg:x="22.409cm" svg:y="5.722cm">
          <text:p text:style-name="P1"><text:span text:style-name="T2">Inverse</text:span></text:p>
          <text:p text:style-name="P1"><text:span text:style-name="T2">SL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draw:layer="layout" svg:width="2.104cm" svg:height="1.841cm" svg:x="26.355cm" svg:y="6.248cm">
          <text:p text:style-name="P1"><text:span text:style-name="T2">R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6" draw:layer="layout" svg:x1="21.356cm" svg:y1="7.3cm" svg:x2="22.408cm" svg:y2="7.3cm">
          <text:p/>
        </draw:line>
        <draw:line draw:style-name="gr9" draw:text-style-name="P6" draw:layer="layout" svg:x1="25.302cm" svg:y1="7.3cm" svg:x2="26.354cm" svg:y2="7.3cm">
          <text:p/>
        </draw:line>
        <draw:line draw:style-name="gr9" draw:text-style-name="P6" draw:layer="layout" svg:x1="28.459cm" svg:y1="7.3cm" svg:x2="29.511cm" svg:y2="7.3cm">
          <text:p/>
        </draw:line>
        <draw:line draw:style-name="gr9" draw:text-style-name="P6" draw:layer="layout" svg:x1="35.825cm" svg:y1="7.3cm" svg:x2="36.877cm" svg:y2="7.3cm">
          <text:p/>
        </draw:line>
        <draw:frame draw:style-name="gr20" draw:text-style-name="P2" draw:layer="layout" svg:width="1.447cm" svg:height="1.075cm" svg:x="1.889cm" svg:y="1.381cm">
          <draw:text-box>
            <text:p><text:span text:style-name="T1">a)</text:span></text:p>
          </draw:text-box>
        </draw:frame>
        <draw:custom-shape draw:style-name="gr21" draw:text-style-name="P9" draw:layer="layout" svg:width="10.917cm" svg:height="2.894cm" svg:x="17.805cm" svg:y="1.939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0.581cm" svg:height="2.356cm" svg:x="18.01cm" svg:y="2.1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9" draw:text-style-name="P6" draw:layer="layout" svg:x1="13.07cm" svg:y1="5.327cm" svg:x2="17.805cm" svg:y2="7.3cm">
          <text:p/>
        </draw:line>
        <draw:frame draw:style-name="gr22" draw:text-style-name="P11" draw:layer="layout" svg:width="1.016cm" svg:height="0.962cm" svg:x="22.463cm" svg:y="1.943cm">
          <draw:text-box>
            <text:p>+</text:p>
          </draw:text-box>
        </draw:frame>
        <draw:frame draw:style-name="gr22" draw:text-style-name="P11" draw:layer="layout" svg:width="1.016cm" svg:height="0.962cm" svg:x="21.955cm" svg:y="3.213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2.6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6T20:40:10.339207923</meta:creation-date>
    <dc:date>2021-12-16T12:47:26.047323410</dc:date>
    <meta:editing-duration>P1DT1H15M48S</meta:editing-duration>
    <meta:editing-cycles>17</meta:editing-cycles>
    <meta:generator>LibreOffice/6.0.7.3$Linux_X86_64 LibreOffice_project/00m0$Build-3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sub>
        <mi mathvariant="normal">Β</mi>
        <mi>N</mi>
      </msub>
      <mrow>
        <mo fence="true" stretchy="false">(</mo>
        <mrow>
          <mi>ω</mi>
        </mrow>
        <mo fence="true" stretchy="false">)</mo>
      </mrow>
    </mrow>
    <annotation encoding="StarMath 5.0">%BETA_N (%omega )</annotation>
  </semantics>
</math>
</file>

<file path=Object 2/content.xml><?xml version="1.0" encoding="utf-8"?>
<math xmlns="http://www.w3.org/1998/Math/MathML" display="block">
  <semantics>
    <mrow>
      <msub>
        <mi>A</mi>
        <mi>N</mi>
      </msub>
      <mrow>
        <mo fence="true" stretchy="false">(</mo>
        <mrow>
          <mi>ω</mi>
        </mrow>
        <mo fence="true" stretchy="false">)</mo>
      </mrow>
    </mrow>
    <annotation encoding="StarMath 5.0">A_N (%omega)</annotation>
  </semantics>
</math>
</file>

<file path=Object 3/content.xml><?xml version="1.0" encoding="utf-8"?>
<math xmlns="http://www.w3.org/1998/Math/MathML" display="block">
  <semantics>
    <mrow>
      <msub>
        <mi>A</mi>
        <mi>N</mi>
      </msub>
      <mrow>
        <mo fence="true" stretchy="false">(</mo>
        <mrow>
          <mi>ω</mi>
        </mrow>
        <mo fence="true" stretchy="false">)</mo>
      </mrow>
    </mrow>
    <annotation encoding="StarMath 5.0">A_N (%omega)</annotation>
  </semantics>
</math>
</file>

<file path=Object 4/content.xml><?xml version="1.0" encoding="utf-8"?>
<math xmlns="http://www.w3.org/1998/Math/MathML" display="block">
  <semantics>
    <mrow>
      <msub>
        <mi mathvariant="normal">Β</mi>
        <mi>N</mi>
      </msub>
      <mrow>
        <mo fence="true" stretchy="false">(</mo>
        <mrow>
          <mi>ω</mi>
        </mrow>
        <mo fence="true" stretchy="false">)</mo>
      </mrow>
      <mo stretchy="false">⇐</mo>
      <mfrac>
        <mrow>
          <msub>
            <mi mathvariant="normal">Β</mi>
            <mn>1</mn>
          </msub>
          <mrow>
            <mo fence="true" stretchy="false">(</mo>
            <mrow>
              <msub>
                <mi>ω</mi>
                <mi mathvariant="italic">cent</mi>
              </msub>
            </mrow>
            <mo fence="true" stretchy="false">)</mo>
          </mrow>
        </mrow>
        <mrow>
          <msub>
            <mi mathvariant="normal">Β</mi>
            <mn>1</mn>
          </msub>
          <mrow>
            <mo fence="true" stretchy="false">(</mo>
            <mrow>
              <mrow>
                <mi>ω</mi>
                <mo stretchy="false">+</mo>
                <msub>
                  <mi>ω</mi>
                  <mi mathvariant="italic">cent</mi>
                </msub>
              </mrow>
            </mrow>
            <mo fence="true" stretchy="false">)</mo>
          </mrow>
        </mrow>
      </mfrac>
      <msub>
        <mi mathvariant="normal">Β</mi>
        <mi>N</mi>
      </msub>
      <mrow>
        <mo fence="true" stretchy="false">(</mo>
        <mrow>
          <mi>ω</mi>
        </mrow>
        <mo fence="true" stretchy="false">)</mo>
      </mrow>
    </mrow>
    <annotation encoding="StarMath 5.0">%BETA_N (%omega ) dlarrow { %BETA_{1}(%omega_{cent})} over {%BETA_1 (%omega+%omega_{cent})} %BETA_N( %omega )</annotation>
  </semantics>
</math>
</file>